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_20_left">
      <style:text-properties style:font-name="Times New Roman" officeooo:rsid="00c8b65d" officeooo:paragraph-rsid="00c8b65d"/>
    </style:style>
    <style:style style:name="P2" style:family="paragraph" style:parent-style-name="Footer">
      <style:text-properties officeooo:paragraph-rsid="00034fc7"/>
    </style:style>
    <style:style style:name="P3" style:family="paragraph" style:parent-style-name="Header">
      <style:text-properties officeooo:rsid="0003cc59" officeooo:paragraph-rsid="0003cc59"/>
    </style:style>
    <style:style style:name="P4" style:family="paragraph" style:parent-style-name="Horizontal_20_Line"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4pt" fo:font-weight="bold" officeooo:rsid="0013a706" officeooo:paragraph-rsid="0013a70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color="#000000" style:font-name="Times New Roman" fo:font-size="12pt" fo:font-style="normal" officeooo:rsid="0029894f" officeooo:paragraph-rsid="0013a706" style:font-size-asian="12pt" style:font-style-asian="normal" style:font-size-complex="12pt" style:font-style-complex="normal"/>
    </style:style>
    <style:style style:name="P7" style:family="paragraph" style:parent-style-name="Default_7e_LT_7e_Gliederung_20_1">
      <style:paragraph-properties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Default_7e_LT_7e_Gliederung_20_3">
      <style:paragraph-properties fo:margin-top="0cm" fo:margin-bottom="0.298cm" style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Default_7e_LT_7e_Gliederung_20_3">
      <style:paragraph-properties fo:margin-left="1.251cm" fo:margin-right="0cm" fo:margin-top="0cm" fo:margin-bottom="0.298cm" style:contextual-spacing="false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Default_7e_LT_7e_Gliederung_20_3">
      <style:paragraph-properties fo:margin-left="1.251cm" fo:margin-right="0cm" fo:margin-top="0cm" fo:margin-bottom="0.298cm" style:contextual-spacing="false" fo:text-align="justify" style:justify-single-word="false" fo:text-indent="0cm" style:auto-text-indent="false"/>
    </style:style>
    <style:style style:name="P11" style:family="paragraph" style:parent-style-name="Default_7e_LT_7e_Gliederung_20_3">
      <style:paragraph-properties fo:margin-left="1.251cm" fo:margin-right="0cm" fo:margin-top="0cm" fo:margin-bottom="0.298cm" style:contextual-spacing="false" fo:text-indent="0cm" style:auto-text-indent="false"/>
      <style:text-properties fo:color="#000000" style:font-name="Times New Roman" fo:font-size="12pt" officeooo:rsid="001530b9" officeooo:paragraph-rsid="001530b9" style:font-size-asian="12pt" style:font-size-complex="12pt"/>
    </style:style>
    <style:style style:name="P12" style:family="paragraph" style:parent-style-name="Default_7e_LT_7e_Gliederung_20_3">
      <style:paragraph-properties fo:margin-left="2.501cm" fo:margin-right="0cm" fo:margin-top="0cm" fo:margin-bottom="0.298cm" style:contextual-spacing="false" fo:text-align="justify" style:justify-single-word="false" fo:text-indent="0cm" style:auto-text-indent="false"/>
      <style:text-properties style:font-name="Times New Roman" fo:font-size="12pt" officeooo:rsid="001530b9" officeooo:paragraph-rsid="001530b9" style:font-size-asian="12pt" style:font-size-complex="12pt"/>
    </style:style>
    <style:style style:name="P13" style:family="paragraph" style:parent-style-name="Heading_20_1" style:master-page-name="Report_20_Style">
      <style:paragraph-properties fo:text-align="start" style:justify-single-word="false" style:page-number="64" fo:break-before="auto" fo:break-after="auto"/>
      <style:text-properties style:font-name="Times New Roman" fo:font-size="16pt" officeooo:rsid="0012e581" officeooo:paragraph-rsid="0012e581" style:font-size-asian="16pt" style:font-size-complex="16pt"/>
    </style:style>
    <style:style style:name="P14" style:family="paragraph" style:parent-style-name="Default_7e_LT_7e_Gliederung_20_2" style:list-style-name="L1">
      <style:paragraph-properties fo:margin-top="0cm" fo:margin-bottom="0.399cm" style:contextual-spacing="false" fo:text-align="start" style:justify-single-word="false"/>
      <style:text-properties fo:color="#000000" style:font-name="Times New Roman" fo:font-size="12pt" officeooo:paragraph-rsid="0013a706" style:font-size-asian="12pt" style:font-size-complex="12pt"/>
    </style:style>
    <style:style style:name="P15" style:family="paragraph" style:parent-style-name="Default_7e_LT_7e_Gliederung_20_2" style:list-style-name="L4">
      <style:paragraph-properties fo:margin-top="0cm" fo:margin-bottom="0.399cm" style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Default_7e_LT_7e_Gliederung_20_2" style:list-style-name="L1">
      <style:paragraph-properties fo:margin-left="2.501cm" fo:margin-right="0cm" fo:margin-top="0cm" fo:margin-bottom="0.399cm" style:contextual-spacing="false" fo:text-align="justify" style:justify-single-word="false" fo:text-indent="-0.635cm" style:auto-text-indent="false"/>
      <style:text-properties fo:color="#000000" style:font-name="Times New Roman" fo:font-size="12pt" officeooo:paragraph-rsid="0013a706" style:font-size-asian="12pt" style:font-size-complex="12pt"/>
    </style:style>
    <style:style style:name="P17" style:family="paragraph" style:parent-style-name="Default_7e_LT_7e_Gliederung_20_3" style:list-style-name="L1">
      <style:paragraph-properties fo:margin-left="2.501cm" fo:margin-right="0cm" fo:margin-top="0cm" fo:margin-bottom="0.298cm" style:contextual-spacing="false" fo:text-align="justify" style:justify-single-word="false" fo:text-indent="-0.635cm" style:auto-text-indent="false"/>
      <style:text-properties fo:color="#000000" style:font-name="Times New Roman" fo:font-size="12pt" officeooo:rsid="001530b9" officeooo:paragraph-rsid="001530b9" style:font-size-asian="12pt" style:font-size-complex="12pt"/>
    </style:style>
    <style:style style:name="P18" style:family="paragraph" style:parent-style-name="Default_7e_LT_7e_Gliederung_20_3" style:list-style-name="L2">
      <style:paragraph-properties fo:margin-top="0cm" fo:margin-bottom="0.298cm" style:contextual-spacing="false" fo:text-align="justify" style:justify-single-word="false"/>
      <style:text-properties fo:color="#000000" style:font-name="Times New Roman" fo:font-size="12pt" officeooo:rsid="001530b9" officeooo:paragraph-rsid="001530b9" style:font-size-asian="12pt" style:font-size-complex="12pt"/>
    </style:style>
    <style:style style:name="P19" style:family="paragraph" style:parent-style-name="Default_7e_LT_7e_Gliederung_20_3" style:list-style-name="L3">
      <style:paragraph-properties fo:margin-top="0cm" fo:margin-bottom="0.298cm" style:contextual-spacing="false" fo:text-align="justify" style:justify-single-word="false"/>
      <style:text-properties fo:color="#000000" style:font-name="Times New Roman" fo:font-size="12pt" style:font-size-asian="12pt" style:font-size-complex="12pt"/>
    </style:style>
    <style:style style:name="T1" style:family="text">
      <style:text-properties officeooo:rsid="001aba11"/>
    </style:style>
    <style:style style:name="T2" style:family="text">
      <style:text-properties officeooo:rsid="00034fc7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font-name="Times New Roman" fo:font-size="12pt" style:font-size-asian="12pt" style:font-size-complex="12pt"/>
    </style:style>
    <style:style style:name="T6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officeooo:rsid="0013a706"/>
    </style:style>
    <style:style style:name="T8" style:family="text">
      <style:text-properties fo:color="#000000" fo:font-style="italic" style:font-style-asian="italic"/>
    </style:style>
    <style:style style:name="T9" style:family="text">
      <style:text-properties fo:color="#000000" officeooo:rsid="001ae700"/>
    </style:style>
    <style:style style:name="T10" style:family="text">
      <style:text-properties officeooo:rsid="001ae7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REFERENCES</text:h>
      <text:p text:style-name="P4"/>
      <text:p text:style-name="P7"><text:span text:style-name="T3">W</text:span><text:span text:style-name="T7">EBSITES</text:span></text:p>
      <text:list xml:id="list4425699993150307949" text:style-name="L1">
        <text:list-item>
          <text:p text:style-name="P14"><text:span text:style-name="T10">[1] </text:span>www.lifehack.org </text:p>
        </text:list-item>
        <text:list-item>
          <text:p text:style-name="P17">Siobhan Harmer, Lifehack, ”Amazing routine of 7 successful entrepreneurs”, </text:p>
        </text:list-item>
      </text:list>
      <text:p text:style-name="P12"><text:span text:style-name="T4">Available:</text:span><text:span text:style-name="T3"> http://www.lifehack.org/articles/productivity/use- these-daily-routines-7-famous-entrepreneurs-create-your- own-routine.html </text:span></text:p>
      <text:p text:style-name="P12"><text:span text:style-name="T4">Last Access: </text:span><text:span text:style-name="T3">8/10/2014 12:00 PM</text:span></text:p>
      <text:list xml:id="list1155089673216719588" text:style-name="L2">
        <text:list-item>
          <text:p text:style-name="P18">Joel Runyon, Lifehack, “Routines make you more productive. You probably just never knew how”</text:p>
        </text:list-item>
      </text:list>
      <text:p text:style-name="P8"><text:span text:style-name="T3"><text:tab/><text:tab/></text:span><text:span text:style-name="T4">Available:</text:span><text:span text:style-name="T3"> http://www.lifehack.org/articles/productivity/why-using <text:tab/><text:tab/><text:tab/>routines-will-make-you-more-productive.html</text:span></text:p>
      <text:p text:style-name="P8"><text:span text:style-name="T3"><text:tab/><text:tab/></text:span><text:span text:style-name="T4">Last Access:</text:span><text:span text:style-name="T3"> 1/10/2014 11:00 AM</text:span></text:p>
      <text:list xml:id="list152357181199711" text:continue-list="list4425699993150307949" text:style-name="L1">
        <text:list-item>
          <text:p text:style-name="P16">Dustin Wax, Lifehack, “The Science of setting goals”</text:p>
        </text:list-item>
      </text:list>
      <text:p text:style-name="P10"><text:span text:style-name="T6"><text:tab/>Available :</text:span><text:span text:style-name="T5"> http://www.lifehack.org/articles/productivity/the-science-of-<text:tab/>setting-goals.html</text:span></text:p>
      <text:p text:style-name="P9"><text:span text:style-name="T4"><text:tab/>Last Access: </text:span><text:span text:style-name="T3">25/9/2014 8:20 PM</text:span></text:p>
      <text:list xml:id="list1282767718625205267" text:style-name="L3">
        <text:list-item>
          <text:p text:style-name="P19">Barbara, Lifehack, “Evaluating you goals for more productivity”</text:p>
        </text:list-item>
      </text:list>
      <text:p text:style-name="P10"><text:span text:style-name="T6"><text:tab/>Available:</text:span><text:span text:style-name="T5"> http://www.lifehack.org/articles/lifehack/evaluating-your-goals-<text:tab/>for-more-productivity.html </text:span></text:p>
      <text:p text:style-name="P9"><text:span text:style-name="T4"><text:tab/>Last Access:</text:span><text:span text:style-name="T3"> 5/10/2014 9:30 PM</text:span></text:p>
      <text:p text:style-name="P11"/>
      <text:p text:style-name="P5">BOOKS</text:p>
      <text:list xml:id="list794477805651705685" text:style-name="L4">
        <text:list-item>
          <text:p text:style-name="P15"><text:span text:style-name="T9">[2] </text:span><text:span text:style-name="T3">Mason Currey, “Routine of W H Auden” in <text:s/></text:span><text:span text:style-name="T8">Daily Rituals: How Artists Work</text:span><text:span text:style-name="T3">, 1</text:span>st<text:span text:style-name="T3"> ed. New York: Knopf Doubleday Publishing Group, 2013, pp. 13-15</text:span></text:p>
        </text:list-item>
        <text:list-item>
          <text:p text:style-name="P15"><text:span text:style-name="T9">[3] </text:span><text:span text:style-name="T3">Stephen Covey, ”Fourth Generations of Time Management” in </text:span><text:span text:style-name="T8">The Seven Habits of Highly Effective People</text:span><text:span text:style-name="T3">, 1</text:span>st<text:span text:style-name="T3"> ed. New York: Simon and Schuster,2004, <text:s/>pp. 75-80 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left" style:display-name="Header left" style:family="paragraph" style:parent-style-name="Standard" style:class="extra" style:master-page-name="">
      <style:paragraph-properties fo:hyphenation-ladder-count="no-limit" style:page-number="auto" fo:break-before="auto" fo:break-after="auto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" style:family="paragraph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shadow" style:display-name="Object with shadow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body_20_justified" style:display-name="Text body justifie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24pt" style:font-name-asian="DejaVu Sans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itle2" style:family="paragraph" style:default-outline-level="">
      <style:paragraph-properties fo:margin-left="0cm" fo:margin-right="0.199cm" fo:margin-top="0.101cm" fo:margin-bottom="0.101cm" style:contextual-spacing="false" fo:text-align="center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36pt" style:font-name-asian="DejaVu Sans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Dimension_20_Line" style:display-name="Dimension Lin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cm" fo:margin-bottom="0.298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66cc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cm" fo:margin-bottom="0.298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text-properties style:font-name="Times New Roman" officeooo:rsid="00c8b65d" officeooo:paragraph-rsid="00c8b65d"/>
    </style:style>
    <style:style style:name="MP2" style:family="paragraph" style:parent-style-name="Footer">
      <style:text-properties officeooo:paragraph-rsid="00034fc7"/>
    </style:style>
    <style:style style:name="MP3" style:family="paragraph" style:parent-style-name="Header">
      <style:text-properties officeooo:rsid="0003cc59" officeooo:paragraph-rsid="0003cc59"/>
    </style:style>
    <style:style style:name="MT1" style:family="text">
      <style:text-properties officeooo:rsid="001aba11"/>
    </style:style>
    <style:style style:name="MT2" style:family="text">
      <style:text-properties officeooo:rsid="00034fc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05cm" fo:margin-right="2.54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05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eport_20_Style" style:display-name="Report Style" style:page-layout-name="Mpm2">
      <style:header>
        <text:p text:style-name="MP1">BC-1<text:tab/><text:tab/><text:span text:style-name="MT1">REFERENCES</text:span></text:p>
      </style:header>
      <style:footer>
        <text:p text:style-name="MP2"><text:span text:style-name="MT2">GMFE - CE<text:tab/><text:tab/></text:span><text:page-number text:select-page="current">64</text:page-number>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Index" style:page-layout-name="Mpm4">
      <style:header>
        <text:p text:style-name="MP3">Fghfgh<text:tab/><text:tab/>dfgdfgf</text:p>
      </style:header>
    </style:master-page>
    <style:master-page style:name="Right_20_Page" style:display-name="Right Page" style:page-layout-name="Mpm5" style:next-style-name="Left_20_Page"/>
    <style:master-page style:name="Left_20_Page" style:display-name="Left Page" style:page-layout-name="Mpm6" style:next-style-name="Righ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r Patel</meta:initial-creator>
    <meta:creation-date>2014-12-05T11:15:10.801305421</meta:creation-date>
    <dc:date>2015-05-19T15:23:55.950586644</dc:date>
    <meta:editing-duration>PT24M6S</meta:editing-duration>
    <meta:editing-cycles>26</meta:editing-cycles>
    <meta:generator>LibreOffice/4.2.8.2$Linux_X86_64 LibreOffice_project/420m0$Build-2</meta:generator>
    <dc:creator>Akshar Patel</dc:creator>
    <meta:document-statistic meta:table-count="0" meta:image-count="0" meta:object-count="0" meta:page-count="1" meta:paragraph-count="21" meta:word-count="143" meta:character-count="1257" meta:non-whitespace-character-count="1121"/>
  </office:meta>
</office:document-meta>
</file>